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5983b0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9" office:value-type="string" calcext:value-type="string">
            <text:p>Bonus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3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4]&amp;1))+0.25*[.C4]" office:value-type="float" office:value="0.75" calcext:value-type="float">
            <text:p>0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5]&amp;1))+0.25*[.C5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6]&amp;1))+0.25*[.C6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22" table:formula="of:=4-COLUMN(INDIRECT([.B7]&amp;1))+0.25*[.C7]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8]&amp;1))+0.25*[.C8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9]&amp;1))+0.25*[.C9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0]&amp;1))+0.25*[.C10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1]&amp;1))+0.25*[.C11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2]&amp;1))+0.25*[.C12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table:number-columns-repeated="2"/>
          <table:table-cell table:style-name="ce22" table:formula="of:=4-COLUMN(INDIRECT([.B13]&amp;1))+0.25*[.C13]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4]&amp;1))+0.25*[.C14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15]&amp;1))+0.25*[.C15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16]&amp;1))+0.25*[.C16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17]&amp;1))+0.25*[.C17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2" table:formula="of:=4-COLUMN(INDIRECT([.B18]&amp;1))+0.25*[.C18]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19]&amp;1))+0.25*[.C19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0]&amp;1))+0.25*[.C20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1]&amp;1))+0.25*[.C21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2]&amp;1))+0.25*[.C22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3]&amp;1))+0.25*[.C23]" office:value-type="float" office:value="2.75" calcext:value-type="float">
            <text:p>2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4]&amp;1))+0.25*[.C2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5]&amp;1))+0.25*[.C25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26]&amp;1))+0.25*[.C26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e</text:p>
          </table:table-cell>
          <table:table-cell table:style-name="ce21"/>
          <table:table-cell table:style-name="ce22" table:formula="of:=4-COLUMN(INDIRECT([.B27]&amp;1))+0.25*[.C27]" office:value-type="float" office:value="-1" calcext:value-type="float">
            <text:p>-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28]&amp;1))+0.25*[.C28]" office:value-type="float" office:value="1.25" calcext:value-type="float">
            <text:p>1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1" calcext:value-type="float">
            <text:p>-1</text:p>
          </table:table-cell>
          <table:table-cell table:style-name="ce22" table:formula="of:=4-COLUMN(INDIRECT([.B29]&amp;1))+0.25*[.C29]" office:value-type="float" office:value="1.75" calcext:value-type="float">
            <text:p>1.7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0]&amp;1))+0.25*[.C30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31]&amp;1))+0.25*[.C31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2]&amp;1))+0.25*[.C32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3]&amp;1))+0.25*[.C33]" office:value-type="float" office:value="3.25" calcext:value-type="float">
            <text:p>3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2" table:formula="of:=4-COLUMN(INDIRECT([.B34]&amp;1))+0.25*[.C34]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5]&amp;1))+0.25*[.C35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formula="of:=4-COLUMN(INDIRECT([.B36]&amp;1))+0.25*[.C36]" office:value-type="float" office:value="2.25" calcext:value-type="float">
            <text:p>2.25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2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number-columns-repeated="2"/>
          <table:table-cell table:style-name="ce22" table:formula="of:=ROUND(AVERAGE([.D4];[.D6:.D10];[.D12];[.D14:.D20];[.D22:.D23];[.D26:.D32];[.D34:.D36]);1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number-columns-repeated="2"/>
          <table:table-cell table:style-name="ce22" table:formula="of:=ROUND(AVERAGE([.D5];c1c11;[.D13];[.D21];[.D24];[.D25];[.D33]);1)" office:value-type="string" office:string-value="" calcext:value-type="error">
            <text:p>#NOM 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number-columns-repeated="2"/>
          <table:table-cell table:style-name="ce22" table:formula="of:=ROUND(AVERAGE([.D4:.D36]);1)" office:value-type="string" office:string-value="" calcext:value-type="error">
            <text:p>#RÉF !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3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3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10"/>
        </table:table-row>
        <table:table-row table:style-name="ro1">
          <table:table-cell table:number-columns-repeated="910"/>
        </table:table-row>
      </table:table>
      <table:table table:name="Histogramme (1)" table:style-name="ta1"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" table:number-columns-repeated="253" table:default-cell-style-name="ce34"/>
        <table:table-row table:style-name="ro1">
          <table:table-cell table:style-name="ce3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9:19.529747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19:59:54.177181129</dc:date>
    <meta:editing-duration>P2DT14H44M44S</meta:editing-duration>
    <meta:editing-cycles>565</meta:editing-cycles>
    <meta:generator>LibreOffice/6.4.7.2$Linux_X86_64 LibreOffice_project/40$Build-2</meta:generator>
    <meta:document-statistic meta:table-count="2" meta:cell-count="209" meta:object-count="0"/>
  </office:meta>
</office:document-meta>
</file>